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eiryo" svg:font-family="Meiryo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741cm" style:rel-column-width="2853*"/>
    </style:style>
    <style:style style:name="表1.B" style:family="table-column">
      <style:table-column-properties style:column-width="0.041cm" style:rel-column-width="156*"/>
    </style:style>
    <style:style style:name="表1.C" style:family="table-column">
      <style:table-column-properties style:column-width="16.231cm" style:rel-column-width="62526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741cm" style:rel-column-width="2853*"/>
    </style:style>
    <style:style style:name="表2.B" style:family="table-column">
      <style:table-column-properties style:column-width="0.041cm" style:rel-column-width="156*"/>
    </style:style>
    <style:style style:name="表2.C" style:family="table-column">
      <style:table-column-properties style:column-width="16.231cm" style:rel-column-width="62526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781cm" style:rel-column-width="3009*"/>
    </style:style>
    <style:style style:name="表3.B" style:family="table-column">
      <style:table-column-properties style:column-width="16.231cm" style:rel-column-width="62526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.561cm" style:rel-column-width="6013*"/>
    </style:style>
    <style:style style:name="表4.C" style:family="table-column">
      <style:table-column-properties style:column-width="14.473cm" style:rel-column-width="55751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A4" style:family="table-cell">
      <style:table-cell-properties fo:padding="0.097cm" fo:border-left="0.002cm solid #000000" fo:border-right="none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0.741cm" style:rel-column-width="2853*"/>
    </style:style>
    <style:style style:name="表5.B" style:family="table-column">
      <style:table-column-properties style:column-width="0.041cm" style:rel-column-width="156*"/>
    </style:style>
    <style:style style:name="表5.C" style:family="table-column">
      <style:table-column-properties style:column-width="16.231cm" style:rel-column-width="62526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C1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.561cm" style:rel-column-width="6013*"/>
    </style:style>
    <style:style style:name="表7.C" style:family="table-column">
      <style:table-column-properties style:column-width="14.473cm" style:rel-column-width="5575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5" style:family="table-cell">
      <style:table-cell-properties fo:padding="0.097cm" fo:border-left="0.002cm solid #000000" fo:border-right="none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79cm" style:rel-column-width="3771*"/>
    </style:style>
    <style:style style:name="表8.B" style:family="table-column">
      <style:table-column-properties style:column-width="16.034cm" style:rel-column-width="61764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979cm" style:rel-column-width="3771*"/>
    </style:style>
    <style:style style:name="表6.B" style:family="table-column">
      <style:table-column-properties style:column-width="16.034cm" style:rel-column-width="6176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0.979cm" style:rel-column-width="3771*"/>
    </style:style>
    <style:style style:name="表10.B" style:family="table-column">
      <style:table-column-properties style:column-width="16.034cm" style:rel-column-width="6176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0.979cm" style:rel-column-width="3771*"/>
    </style:style>
    <style:style style:name="表11.B" style:family="table-column">
      <style:table-column-properties style:column-width="16.034cm" style:rel-column-width="6176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.013cm" fo:margin-left="0cm" fo:margin-right="-0.012cm" table:align="margins"/>
    </style:style>
    <style:style style:name="表12.A" style:family="table-column">
      <style:table-column-properties style:column-width="0.741cm" style:rel-column-width="2853*"/>
    </style:style>
    <style:style style:name="表12.B" style:family="table-column">
      <style:table-column-properties style:column-width="0.041cm" style:rel-column-width="156*"/>
    </style:style>
    <style:style style:name="表12.C" style:family="table-column">
      <style:table-column-properties style:column-width="16.231cm" style:rel-column-width="62526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.C1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0.979cm" style:rel-column-width="3771*"/>
    </style:style>
    <style:style style:name="表13.B" style:family="table-column">
      <style:table-column-properties style:column-width="1.561cm" style:rel-column-width="6013*"/>
    </style:style>
    <style:style style:name="表13.C" style:family="table-column">
      <style:table-column-properties style:column-width="14.473cm" style:rel-column-width="55751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.A5" style:family="table-cell">
      <style:table-cell-properties fo:padding="0.097cm" fo:border-left="0.002cm solid #000000" fo:border-right="none" fo:border-top="none" fo:border-bottom="0.002cm solid #000000"/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79cm" style:rel-column-width="3771*"/>
    </style:style>
    <style:style style:name="表14.B" style:family="table-column">
      <style:table-column-properties style:column-width="16.034cm" style:rel-column-width="61764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/>
    </style:style>
    <style:style style:name="表15.A" style:family="table-column">
      <style:table-column-properties style:column-width="0.741cm" style:rel-column-width="2853*"/>
    </style:style>
    <style:style style:name="表15.B" style:family="table-column">
      <style:table-column-properties style:column-width="0.041cm" style:rel-column-width="156*"/>
    </style:style>
    <style:style style:name="表15.C" style:family="table-column">
      <style:table-column-properties style:column-width="16.231cm" style:rel-column-width="62526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.C1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6" style:family="table">
      <style:table-properties style:width="17.013cm" fo:margin-left="0cm" fo:margin-right="-0.012cm" table:align="margins" style:writing-mode="lr-tb"/>
    </style:style>
    <style:style style:name="表16.A" style:family="table-column">
      <style:table-column-properties style:column-width="0.979cm" style:rel-column-width="3771*"/>
    </style:style>
    <style:style style:name="表16.B" style:family="table-column">
      <style:table-column-properties style:column-width="1.561cm" style:rel-column-width="6013*"/>
    </style:style>
    <style:style style:name="表16.C" style:family="table-column">
      <style:table-column-properties style:column-width="14.473cm" style:rel-column-width="55751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C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background-color="#99ffff" fo:padding="0.097cm" fo:border-left="0.002cm solid #000000" fo:border-right="none" fo:border-top="none" fo:border-bottom="0.002cm solid #000000">
        <style:background-image/>
      </style:table-cell-properties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0.979cm" style:rel-column-width="3771*"/>
    </style:style>
    <style:style style:name="表17.B" style:family="table-column">
      <style:table-column-properties style:column-width="16.034cm" style:rel-column-width="6176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fo:background-color="transparent" style:font-size-asian="14pt" style:font-size-complex="14pt"/>
    </style:style>
    <style:style style:name="P5" style:family="paragraph" style:parent-style-name="Table_20_Contents">
      <style:text-properties fo:font-size="14pt" fo:background-color="#ffff00" style:font-size-asian="14pt" style:font-size-complex="14pt"/>
    </style:style>
    <style:style style:name="P6" style:family="paragraph" style:parent-style-name="Table_20_Contents">
      <style:text-properties fo:font-size="14pt" fo:background-color="#99ff99" style:font-size-asian="14pt" style:font-size-complex="14pt"/>
    </style:style>
    <style:style style:name="P7" style:family="paragraph" style:parent-style-name="Table_20_Contents">
      <style:text-properties fo:font-size="14pt" fo:background-color="#66ffff" style:font-size-asian="14pt" style:font-size-complex="14pt"/>
    </style:style>
    <style:style style:name="P8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9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10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1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6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2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2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2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2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2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2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3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3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4" style:family="paragraph" style:parent-style-name="Table_20_Contents">
      <style:text-properties fo:font-size="14pt" style:font-size-asian="14pt" style:font-size-complex="14pt"/>
    </style:style>
    <style:style style:name="P35" style:family="paragraph" style:parent-style-name="Table_20_Contents">
      <style:text-properties fo:font-size="14pt" fo:background-color="#99ff99" style:font-size-asian="14pt" style:font-size-complex="14pt"/>
    </style:style>
    <style:style style:name="P36" style:family="paragraph" style:parent-style-name="Table_20_Contents">
      <style:text-properties fo:font-size="14pt" fo:background-color="#66ffff" style:font-size-asian="14pt" style:font-size-complex="14pt"/>
    </style:style>
    <style:style style:name="P37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8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39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40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41" style:family="paragraph" style:parent-style-name="Standard" style:list-style-name="L1">
      <style:text-properties fo:font-size="14pt" style:font-size-asian="14pt" style:font-size-complex="14pt"/>
    </style:style>
    <style:style style:name="P42" style:family="paragraph" style:parent-style-name="Standard" style:list-style-name="L1">
      <style:paragraph-properties fo:line-height="150%"/>
      <style:text-properties style:font-name="Arial" fo:font-size="16pt" style:font-name-asian="Arial" style:font-size-asian="16pt" style:font-size-complex="16pt"/>
    </style:style>
    <style:style style:name="P43" style:family="paragraph" style:parent-style-name="Standard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44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Standard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T1" style:family="text">
      <style:text-properties fo:background-color="#ffff00"/>
    </style:style>
    <style:style style:name="T2" style:family="text">
      <style:text-properties fo:background-color="#ffcccc"/>
    </style:style>
    <style:style style:name="T3" style:family="text">
      <style:text-properties fo:background-color="#ccffff"/>
    </style:style>
    <style:style style:name="T4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5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T8" style:family="text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T9" style:family="text">
      <style:text-properties fo:font-variant="normal" fo:text-transform="none" fo:color="#ff0000" style:text-line-through-style="none" fo:font-style="normal" style:text-underline-style="none" fo:font-weight="normal" style:text-blinking="false" fo:background-color="#f4cccc"/>
    </style:style>
    <style:style style:name="T10" style:family="text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1" style:family="text">
      <style:text-properties fo:color="#ff0000" fo:background-color="#f4cccc"/>
    </style:style>
    <style:style style:name="T12" style:family="text">
      <style:text-properties fo:background-color="transparent"/>
    </style:style>
    <style:style style:name="T13" style:family="text">
      <style:text-properties fo:background-color="#99ff99"/>
    </style:style>
    <style:style style:name="T14" style:family="text">
      <style:text-properties fo:background-color="#66ffff"/>
    </style:style>
    <style:style style:name="T15" style:family="text">
      <style:text-properties fo:background-color="#33ff99"/>
    </style:style>
    <style:style style:name="T16" style:family="text">
      <style:text-properties fo:color="#0084d1" fo:font-size="28pt" fo:font-weight="bold" fo:background-color="#ffff00" style:font-size-asian="28pt" style:font-style-asian="italic" style:font-weight-asian="bold" style:font-size-complex="28pt" style:font-style-complex="italic" style:font-weight-complex="bold"/>
    </style:style>
    <style:style style:name="T17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8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9" style:family="text">
      <style:text-properties fo:background-color="#cc99ff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20200724_135553</text:p>
      <text:p text:style-name="P12"/>
      <text:p text:style-name="P1"/>
      <text:p text:style-name="P1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table:number-columns-spanned="3" office:value-type="string">
            <text:p text:style-name="P16">DESKTOP</text:p>
          </table:table-cell>
          <table:covered-table-cell/>
          <table:covered-table-cell/>
        </table:table-row>
        <table:table-row>
          <table:table-cell table:style-name="表1.A2" office:value-type="string">
            <text:p text:style-name="P3"/>
          </table:table-cell>
          <table:table-cell table:style-name="表1.B2" table:number-columns-spanned="2" office:value-type="string">
            <text:p text:style-name="P3">card ==&gt; out</text:p>
          </table:table-cell>
          <table:covered-table-cell/>
        </table:table-row>
        <table:table-row>
          <table:table-cell table:style-name="表1.B2" table:number-columns-spanned="3" office:value-type="string">
            <text:p text:style-name="P16">NOTE</text:p>
          </table:table-cell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office:value-type="string">
            <text:p text:style-name="P3">card ==&gt; insert</text:p>
          </table:table-cell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office:value-type="string">
            <text:p text:style-name="P3">Copy : statemet file</text:p>
            <text:p text:style-name="P3">to : C:\Users\user\AppData\Roaming\MetaQuotes\Terminal\5D28BD404C024725A623256D5EEF0486\MQL4\Files\Report_Trades</text:p>
          </table:table-cell>
        </table:table-row>
        <table:table-row>
          <table:table-cell table:style-name="表1.A2" table:number-columns-spanned="2" office:value-type="string">
            <text:p text:style-name="P3">#</text:p>
          </table:table-cell>
          <table:covered-table-cell/>
          <table:table-cell table:style-name="表1.B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office:value-type="string">
            <text:p text:style-name="P3">Sdcard ==&gt; take out from : note-pc</text:p>
          </table:table-cell>
        </table:table-row>
        <table:table-row>
          <table:table-cell table:style-name="表1.B2" table:number-columns-spanned="3" office:value-type="string">
            <text:p text:style-name="P16">DESKTOP</text:p>
          </table:table-cell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office:value-type="string">
            <text:p text:style-name="P3">Sdcard ==&gt; into : desktop</text:p>
          </table:table-cell>
        </table:table-row>
        <table:table-row>
          <table:table-cell table:style-name="表1.A2" table:number-rows-spanned="2" table:number-columns-spanned="2" office:value-type="string">
            <text:p text:style-name="P3"/>
          </table:table-cell>
          <table:covered-table-cell/>
          <table:table-cell table:style-name="表1.B2" office:value-type="string">
            <text:p text:style-name="P3">copied files ==&gt; copy to desktop</text:p>
            <text:p text:style-name="P3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3">log files : </text:p>
            <text:p text:style-name="P3">from : E:\fx\20200XXX[eap-2.id-1].[XXX-XX].dir</text:p>
            <text:p text:style-name="P3">to : C:\Users\iwabuchiken\AppData\Roaming\MetaQuotes\Terminal\34B08C83A5AAE27A4079DE708E60511E\MQL4\Files\Logs</text:p>
            <text:p text:style-name="P3"/>
            <text:p text:style-name="P3">statement file</text:p>
            <text:p text:style-name="P3">from : E:\fx\DetailedStatement.(2020XXXX_XXXX).*</text:p>
            <text:p text:style-name="P3">to : C:\Users\iwabuchiken\AppData\Roaming\MetaQuotes\Terminal\34B08C83A5AAE27A4079DE708E60511E\MQL4\Files\Report_Trades</text:p>
            <text:p text:style-name="P12"/>
          </table:table-cell>
        </table:table-row>
        <text:soft-page-break/>
        <table:table-row>
          <table:table-cell table:style-name="表1.A2" table:number-rows-spanned="3" table:number-columns-spanned="2" office:value-type="string">
            <text:p text:style-name="P3"/>
          </table:table-cell>
          <table:covered-table-cell/>
          <table:table-cell table:style-name="表1.B2" office:value-type="string">
            <text:p text:style-name="P3">build url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3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">C</text:span></text:a><text:span text:style-name="T1">:\Users\iwabuchiken\AppData\Roaming\MetaQuotes\Terminal\34B08C83A5AAE27A4079DE708E60511E\MQL4\Files\Logs\20200723_131259[eap-2.id-1].[AUDJPY-</text:span><text:span text:style-name="T1">5].dir</text:span>&amp;param_Fname_File_Tickets_Data=<text:span text:style-name="T2">[ea-4_tester-1].(20200723_131259).(tickets-data).log</text:span>&amp;param_Fname_File_Statement=<text:span text:style-name="T3">DetailedStatement.[a-j,M5].[20200724_134710].htm</text:span>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3"><text:s/>==&gt; access</text:p>
          </table:table-cell>
        </table:table-row>
        <table:table-row>
          <table:table-cell table:style-name="表1.A2" table:number-rows-spanned="2" table:number-columns-spanned="2" office:value-type="string">
            <text:p text:style-name="P3"/>
          </table:table-cell>
          <table:covered-table-cell/>
          <table:table-cell table:style-name="表1.B2" office:value-type="string">
            <text:p text:style-name="P3">file ==&gt; gen-ed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5">…\20200723_131259[eap-2.id-1].[AUDJPY-5].dir\[XXX].(XXXX).(combined-data).(XXX).dat</text:p>
          </table:table-cell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office:value-type="string">
            <text:p text:style-name="P4"/>
          </table:table-cell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office:value-type="string">
            <text:p text:style-name="P4"/>
          </table:table-cell>
        </table:table-row>
      </table:table>
      <text:p text:style-name="P1"/>
      <text:p text:style-name="P1"/>
      <text:p text:style-name="P1">=====================================<text:line-break/><text:span text:style-name="T5">6.2_1</text:span><text:span text:style-name="T4">---------------------------------------------------------------------------</text:span></text:p>
      <text:p text:style-name="P2">[2] res free# JVEMV6 44#6.2_X / 44. currency / 6. obs / 2. demo result data / 20200826_150839</text:p>
      <text:p text:style-name="P1">20200826_150822</text:p>
      <text:p text:style-name="P1"/>
      <text:p text:style-name="P12"/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columns-spanned="3" office:value-type="string">
            <text:p text:style-name="P16"><text:span text:style-name="T7">#_ </text:span>DESKTOP</text:p>
          </table:table-cell>
          <table:covered-table-cell/>
          <table:covered-table-cell/>
        </table:table-row>
        <table:table-row>
          <table:table-cell table:style-name="表2.A2" office:value-type="string">
            <text:p text:style-name="P3"/>
          </table:table-cell>
          <table:table-cell table:style-name="表2.B2" table:number-columns-spanned="2" office:value-type="string">
            <text:p text:style-name="P3">card ==&gt; out</text:p>
          </table:table-cell>
          <table:covered-table-cell/>
        </table:table-row>
        <table:table-row>
          <table:table-cell table:style-name="表2.B2" table:number-columns-spanned="3" office:value-type="string">
            <text:p text:style-name="P16"><text:span text:style-name="T7">#_ </text:span>NOTE</text:p>
          </table:table-cell>
          <table:covered-table-cell/>
          <table:covered-table-cell/>
        </table:table-row>
        <table:table-row>
          <table:table-cell table:style-name="表2.A2" table:number-columns-spanned="2" office:value-type="string">
            <text:p text:style-name="P3"/>
          </table:table-cell>
          <table:covered-table-cell/>
          <table:table-cell table:style-name="表2.B2" office:value-type="string">
            <text:p text:style-name="P3"><text:span text:style-name="T7">#_ </text:span>card ==&gt; insert</text:p>
          </table:table-cell>
        </table:table-row>
        <table:table-row>
          <table:table-cell table:style-name="表2.A2" table:number-columns-spanned="2" office:value-type="string">
            <text:p text:style-name="P3"/>
          </table:table-cell>
          <table:covered-table-cell/>
          <table:table-cell table:style-name="表2.B2" office:value-type="string">
            <text:p text:style-name="P3">Copy : statemet file</text:p>
            <text:p text:style-name="P3">to : C:\Users\user\AppData\Roaming\MetaQuotes\Terminal\5D28BD404C024725A623256D5EEF0486\MQL4\Files\Report_Trades</text:p>
          </table:table-cell>
        </table:table-row>
        <table:table-row>
          <table:table-cell table:style-name="表2.A2" table:number-columns-spanned="2" office:value-type="string">
            <text:p text:style-name="P3">#</text:p>
          </table:table-cell>
          <table:covered-table-cell/>
          <table:table-cell table:style-name="表2.B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2.A2" table:number-columns-spanned="2" office:value-type="string">
            <text:p text:style-name="P3"/>
          </table:table-cell>
          <table:covered-table-cell/>
          <table:table-cell table:style-name="表2.B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<text:soft-page-break/>C:\Users\user\AppData\Roaming\MetaQuotes\Terminal\5D28BD404C024725A623256D5EEF0486\MQL4\Files\Logs</text:p>
          </table:table-cell>
        </table:table-row>
        <table:table-row>
          <table:table-cell table:style-name="表2.A2" table:number-columns-spanned="2" office:value-type="string">
            <text:p text:style-name="P3"/>
          </table:table-cell>
          <table:covered-table-cell/>
          <table:table-cell table:style-name="表2.B2" office:value-type="string">
            <text:p text:style-name="P3">Sdcard ==&gt; take out from : note-pc</text:p>
          </table:table-cell>
        </table:table-row>
        <table:table-row>
          <table:table-cell table:style-name="表2.B2" table:number-columns-spanned="3" office:value-type="string">
            <text:p text:style-name="P16">DESKTOP </text:p>
          </table:table-cell>
          <table:covered-table-cell/>
          <table:covered-table-cell/>
        </table:table-row>
        <table:table-row>
          <table:table-cell table:style-name="表2.A2" table:number-columns-spanned="2" office:value-type="string">
            <text:p text:style-name="P3"/>
          </table:table-cell>
          <table:covered-table-cell/>
          <table:table-cell table:style-name="表2.B2" office:value-type="string">
            <text:p text:style-name="P3"><text:span text:style-name="T7">#_ </text:span>Sdcard ==&gt; into : desktop</text:p>
          </table:table-cell>
        </table:table-row>
        <table:table-row>
          <table:table-cell table:style-name="表2.A2" table:number-rows-spanned="3" table:number-columns-spanned="2" office:value-type="string">
            <text:p text:style-name="P3"/>
          </table:table-cell>
          <table:covered-table-cell/>
          <table:table-cell table:style-name="表2.B2" office:value-type="string">
            <text:p text:style-name="P3">copied files ==&gt; copy to desktop</text:p>
            <text:p text:style-name="P3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3">log files : </text:p>
            <text:p text:style-name="P3">from : E:\fx\20200XXX[eap-2.id-1].[XXX-XX].dir</text:p>
            <text:p text:style-name="P6">20200825_164028[eap-2.id-1].[AUDJPY-1].dir</text:p>
            <text:p text:style-name="P3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3">statement file </text:p>
            <text:p text:style-name="P3">from : E:\fx\DetailedStatement.(2020XXXX_XXXX).*</text:p>
            <text:p text:style-name="P7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</table:table-row>
        <table:table-row>
          <table:table-cell table:style-name="表2.A2" table:number-rows-spanned="3" table:number-columns-spanned="2" office:value-type="string">
            <text:p text:style-name="P3"/>
          </table:table-cell>
          <table:covered-table-cell/>
          <table:table-cell table:style-name="表2.B2" office:value-type="string">
            <text:p text:style-name="P3">build url 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3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20200825_164028[eap-2.id-1].[AUDJPY-1].dir</text:span>&amp;param_Fname_File_Tickets_Data=<text:span text:style-name="T2">[ea-6_tester-1].(20200825_164028).(tickets-data).log</text:span>&amp;param_Fname_File_Statement=<text:span text:style-name="T14">DetailedStatement.[a-j,M5].[id=20117143].[20200826_143940].htm</text:span>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3"><text:s/>==&gt; access</text:p>
          </table:table-cell>
        </table:table-row>
        <table:table-row>
          <table:table-cell table:style-name="表2.A2" table:number-rows-spanned="2" table:number-columns-spanned="2" office:value-type="string">
            <text:p text:style-name="P3"/>
          </table:table-cell>
          <table:covered-table-cell/>
          <table:table-cell table:style-name="表2.B2" office:value-type="string">
            <text:p text:style-name="P3">file ==&gt; gen-ed 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5"><text:span text:style-name="T12">…\34B08C83A5AAE27A4079DE708E60511E\MQL4\Files\Logs\</text:span><text:span text:style-name="T13">20200825_164028[eap-2.id-1].[AUDJPY-1].dir</text:span>\[XXX].(XXXX).(combined-data).(XXX).dat</text:p>
          </table:table-cell>
        </table:table-row>
      </table:table>
      <text:p text:style-name="P1"/>
      <text:p text:style-name="P1">TRY </text:p>
      <text:p text:style-name="P1"/>
      <table:table table:name="表3" table:style-name="表3">
        <table:table-column table:style-name="表3.A"/>
        <table:table-column table:style-name="表3.B"/>
        <table:table-row>
          <table:table-cell table:style-name="表3.A1" table:number-rows-spanned="3" office:value-type="string">
            <text:p text:style-name="P3"/>
          </table:table-cell>
          <table:table-cell table:style-name="表3.B1" office:value-type="string">
            <text:p text:style-name="P3">build url </text:p>
          </table:table-cell>
        </table:table-row>
        <table:table-row>
          <table:covered-table-cell/>
          <table:table-cell table:style-name="表3.B2" office:value-type="string">
            <text:p text:style-name="P3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</text:span><text:soft-page-break/><text:span text:style-name="T12">aQuotes\Terminal\34B08C83A5AAE27A4079DE708E60511E\MQL4\Files\Logs\</text:span><text:span text:style-name="T13">20200825_111429[eap-2.id-1].[AUDJPY-5].dir</text:span>&amp;param_Fname_File_Tickets_Data=<text:span text:style-name="T2">[ea-4_tester-1].(20200825_111429).(tickets-data).log</text:span>&amp;param_Fname_File_Statement=<text:span text:style-name="T14">DetailedStatement.[a-j,M5].[id=20117143].[20200826_143940].htm</text:span></text:p>
          </table:table-cell>
        </table:table-row>
        <table:table-row>
          <table:covered-table-cell/>
          <table:table-cell table:style-name="表3.B2" office:value-type="string">
            <text:p text:style-name="P3"><text:s/>==&gt; access</text:p>
          </table:table-cell>
        </table:table-row>
      </table:table>
      <text:list xml:id="list1457439137914033907" text:style-name="L1">
        <text:list-item>
          <text:p text:style-name="P41">access </text:p>
          <text:list>
            <text:list-item>
              <text:p text:style-name="P41">==&gt; OK : [ea-4_tester-1].(20200507_140530).(combined-data).(20200826_154718_428312).dat</text:p>
              <text:list>
                <text:list-item>
                  <text:p text:style-name="P41">C:\Users\iwabuchiken\AppData\Roaming\MetaQuotes\Terminal\34B08C83A5AAE27A4079DE708E60511E\MQL4\Files\Logs\20200825_111429[eap-2.id-1].[AUDJPY-5].dir</text:p>
                </text:list-item>
              </text:list>
            </text:list-item>
          </text:list>
        </text:list-item>
        <text:list-item>
          <text:p text:style-name="P42">TASK-1.2 <text:s/>: </text:p>
          <text:list>
            <text:list-item>
              <text:list>
                <text:list-item>
                  <text:p text:style-name="P42">ref : log_JVE_44_10_2.[fx-php-tester].[~20200804_154854].odt // <text:span text:style-name="T6">[9] res free# JVEMV6 44#10.3.4_X / 44. currency / 10. prog-php / 4. gen-trading-result-list-file / 20200726_154453</text:span></text:p>
                </text:list-item>
                <text:list-item>
                  <text:p text:style-name="P42">C:\WORKS_2\WS\WS_Others.JVEMV6\JVEMV6\44_currency\10_prog-php\2_tester</text:p>
                </text:list-item>
                <text:list-item>
                  <text:p text:style-name="P42">log_JVE_44_6_2.[session-2~].ods // C:\WORKS_2\WS\WS_Others.JVEMV6\JVEMV6\44_currency\10_prog-php\2_tester</text:p>
                </text:list-item>
              </text:list>
            </text:list-item>
            <text:list-item>
              <text:p text:style-name="P45"><text:s/>: sheet ==&gt; gen 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table:number-rows-spanned="3" office:value-type="string">
            <text:p text:style-name="P9"/>
          </table:table-cell>
          <table:table-cell table:style-name="表4.B1" table:number-rows-spanned="3" office:value-type="string">
            <text:p text:style-name="P10">file</text:p>
          </table:table-cell>
          <table:table-cell table:style-name="表4.C1" office:value-type="string">
            <text:p text:style-name="P10">open ==&gt; odt file</text:p>
            <text:p text:style-name="P10">C:\WORKS_2\WS\WS_Others.JVEMV6\JVEMV6\44_currency\10_prog-php\2_tester\log_JVE_44_6_2.[session-XXX~].ods</text:p>
            <text:p text:style-name="P11">log_JVE_44_6_2.[session-2~].ods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10">DUP sheet ==&gt; “<text:span text:style-name="T15">2</text:span>”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10">rename</text:p>
            <text:p text:style-name="P10">move to ==&gt; any suitable location</text:p>
          </table:table-cell>
        </table:table-row>
        <text:soft-page-break/>
        <table:table-row>
          <table:table-cell table:style-name="表4.A4" office:value-type="string">
            <text:p text:style-name="P9"/>
          </table:table-cell>
          <table:table-cell table:style-name="表4.A4" table:number-rows-spanned="2" office:value-type="string">
            <text:p text:style-name="P10">sheet</text:p>
          </table:table-cell>
          <table:table-cell table:style-name="表4.C2" office:value-type="string">
            <text:p text:style-name="P10"><text:span text:style-name="T9">#_ </text:span>delete ==&gt; data area </text:p>
          </table:table-cell>
        </table:table-row>
        <table:table-row>
          <table:table-cell table:style-name="表4.A4" office:value-type="string">
            <text:p text:style-name="P9"/>
          </table:table-cell>
          <table:covered-table-cell/>
          <table:table-cell table:style-name="表4.C2" office:value-type="string">
            <text:p text:style-name="P10"><text:span text:style-name="T9">#_ </text:span>C/P ==&gt; data from gen-ed file </text:p>
          </table:table-cell>
        </table:table-row>
      </table:table>
      <text:p text:style-name="P13"/>
      <text:list xml:id="list369817709925732911" text:style-name="L2">
        <text:list-item>
          <text:p text:style-name="P18">TASK-1.3 : sheet ==&gt; edit</text:p>
          <text:list>
            <text:list-item>
              <text:p text:style-name="P18">edit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8"/>
          </table:table-cell>
          <table:table-cell table:style-name="表9.B1" office:value-type="string">
            <text:p text:style-name="P14"><text:span text:style-name="T11">#_ </text:span>sort : “profit” ~~&gt; “BB-loc.-1” (DF → CU)</text:p>
            <text:p text:style-name="P14">M – d &gt; s</text:p>
          </table:table-cell>
        </table:table-row>
        <table:table-row>
          <table:table-cell table:style-name="表9.A2" office:value-type="string">
            <text:p text:style-name="P8"/>
          </table:table-cell>
          <table:table-cell table:style-name="表9.B2" office:value-type="string">
            <text:p text:style-name="P14"><text:span text:style-name="T11">#_ </text:span>hide : cols ==&gt; CV ~ DE </text:p>
          </table:table-cell>
        </table:table-row>
        <table:table-row>
          <table:table-cell table:style-name="表9.A2" office:value-type="string">
            <text:p text:style-name="P8"/>
          </table:table-cell>
          <table:table-cell table:style-name="表9.B2" office:value-type="string">
            <text:p text:style-name="P14">addressing ==&gt; total, gain, loss</text:p>
          </table:table-cell>
        </table:table-row>
        <table:table-row>
          <table:table-cell table:style-name="表9.A2" office:value-type="string">
            <text:p text:style-name="P8"/>
          </table:table-cell>
          <table:table-cell table:style-name="表9.B2" office:value-type="string">
            <text:p text:style-name="P14">addressing ==&gt; BB.loc</text:p>
          </table:table-cell>
        </table:table-row>
        <table:table-row>
          <table:table-cell table:style-name="表9.A2" office:value-type="string">
            <text:p text:style-name="P8"/>
          </table:table-cell>
          <table:table-cell table:style-name="表9.B2" office:value-type="string">
            <text:p text:style-name="P14"/>
          </table:table-cell>
        </table:table-row>
      </table:table>
      <text:list xml:id="list32255231" text:continue-numbering="true" text:style-name="L2">
        <text:list-item>
          <text:list>
            <text:list-item>
              <text:p text:style-name="P24">result</text:p>
            </text:list-item>
            <text:list-item>
              <text:p text:style-name="P24"><draw:frame draw:style-name="fr1" draw:name="オブジェクト1" text:anchor-type="paragraph" svg:width="11.292cm" svg:height="4.343cm" draw:z-index="0"><draw:object xlink:href="./Object 1" xlink:type="simple" xlink:show="embed" xlink:actuate="onLoad"/><draw:image xlink:href="./ObjectReplacements/Object 1" xlink:type="simple" xlink:show="embed" xlink:actuate="onLoad"/></draw:frame> <text:s text:c="2"/></text:p>
            </text:list-item>
          </text:list>
        </text:list-item>
      </text:list>
      <text:p text:style-name="P13"><text:span text:style-name="T18">6.2.4_4.1</text:span>---------------------------------------------------------------------------</text:p>
      <text:p text:style-name="P15">[5] res free# JVEMV6 44#6.2_X / 44. currency / 6. obs / 2. demo result data / 20200830_102433</text:p>
      <text:p text:style-name="P12"/>
      <text:p text:style-name="P32">#_ 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table:number-columns-spanned="3" office:value-type="string">
            <text:p text:style-name="P16">DESKTOP</text:p>
          </table:table-cell>
          <table:covered-table-cell/>
          <table:covered-table-cell/>
        </table:table-row>
        <table:table-row>
          <table:table-cell table:style-name="表5.A2" office:value-type="string">
            <text:p text:style-name="P3"/>
          </table:table-cell>
          <table:table-cell table:style-name="表5.B2" table:number-columns-spanned="2" office:value-type="string">
            <text:p text:style-name="P3"><text:span text:style-name="T8">#_ </text:span>card ==&gt; out</text:p>
          </table:table-cell>
          <table:covered-table-cell/>
        </table:table-row>
        <table:table-row>
          <table:table-cell table:style-name="表5.B2" table:number-columns-spanned="3" office:value-type="string">
            <text:p text:style-name="P16">NOTE</text:p>
          </table:table-cell>
          <table:covered-table-cell/>
          <table:covered-table-cell/>
        </table:table-row>
        <text:soft-page-break/>
        <table:table-row>
          <table:table-cell table:style-name="表5.A2" table:number-columns-spanned="2" office:value-type="string">
            <text:p text:style-name="P3"/>
          </table:table-cell>
          <table:covered-table-cell/>
          <table:table-cell table:style-name="表5.B2" office:value-type="string">
            <text:p text:style-name="P3"><text:span text:style-name="T8">#_ </text:span>card ==&gt; insert</text:p>
          </table:table-cell>
        </table:table-row>
        <table:table-row>
          <table:table-cell table:style-name="表5.A2" table:number-columns-spanned="2" office:value-type="string">
            <text:p text:style-name="P3"/>
          </table:table-cell>
          <table:covered-table-cell/>
          <table:table-cell table:style-name="表5.B2" office:value-type="string">
            <text:p text:style-name="P3">Copy : statemet file</text:p>
            <text:p text:style-name="P3">to : C:\Users\user\AppData\Roaming\MetaQuotes\Terminal\5D28BD404C024725A623256D5EEF0486\MQL4\Files\Report_Trades</text:p>
          </table:table-cell>
        </table:table-row>
        <table:table-row>
          <table:table-cell table:style-name="表5.A2" table:number-columns-spanned="2" office:value-type="string">
            <text:p text:style-name="P3">#</text:p>
          </table:table-cell>
          <table:covered-table-cell/>
          <table:table-cell table:style-name="表5.B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5.A2" table:number-columns-spanned="2" office:value-type="string">
            <text:p text:style-name="P3"/>
          </table:table-cell>
          <table:covered-table-cell/>
          <table:table-cell table:style-name="表5.B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</table:table-row>
        <table:table-row>
          <table:table-cell table:style-name="表5.A2" table:number-columns-spanned="2" office:value-type="string">
            <text:p text:style-name="P3"/>
          </table:table-cell>
          <table:covered-table-cell/>
          <table:table-cell table:style-name="表5.B2" office:value-type="string">
            <text:p text:style-name="P3">Sdcard ==&gt; take out from : note-pc </text:p>
          </table:table-cell>
        </table:table-row>
        <table:table-row>
          <table:table-cell table:style-name="表5.B2" table:number-columns-spanned="3" office:value-type="string">
            <text:p text:style-name="P16">DESKTOP </text:p>
          </table:table-cell>
          <table:covered-table-cell/>
          <table:covered-table-cell/>
        </table:table-row>
        <table:table-row>
          <table:table-cell table:style-name="表5.A2" table:number-columns-spanned="2" office:value-type="string">
            <text:p text:style-name="P3"/>
          </table:table-cell>
          <table:covered-table-cell/>
          <table:table-cell table:style-name="表5.B2" office:value-type="string">
            <text:p text:style-name="P3">Sdcard ==&gt; into : desktop</text:p>
          </table:table-cell>
        </table:table-row>
        <table:table-row>
          <table:table-cell table:style-name="表5.A2" table:number-rows-spanned="3" table:number-columns-spanned="2" office:value-type="string">
            <text:p text:style-name="P3"/>
          </table:table-cell>
          <table:covered-table-cell/>
          <table:table-cell table:style-name="表5.B2" office:value-type="string">
            <text:p text:style-name="P3">copied files ==&gt; copy to desktop </text:p>
            <text:p text:style-name="P3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3"><text:span text:style-name="T8">#_ </text:span>log files : </text:p>
            <text:p text:style-name="P3">from : E:\fx\20200XXX[eap-2.id-1].[XXX-XX].dir</text:p>
            <text:p text:style-name="P6">20200828_083759[eap-2.id-1].[AUDJPY-5].dir</text:p>
            <text:p text:style-name="P6">20200827_050324[eap-2.id-1].[AUDJPY-5].dir</text:p>
            <text:p text:style-name="P6">20200826_114239[eap-2.id-1].[AUDJPY-5].dir</text:p>
            <text:p text:style-name="P3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5.C13" office:value-type="string">
            <text:p text:style-name="P3">statement file <text:s/></text:p>
            <text:p text:style-name="P3">from : E:\fx\DetailedStatement.(2020XXXX_XXXX).*</text:p>
            <text:p text:style-name="P7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</table:table-row>
        <table:table-row>
          <table:table-cell table:style-name="表5.A2" table:number-rows-spanned="3" table:number-columns-spanned="2" office:value-type="string">
            <text:p text:style-name="P3"/>
          </table:table-cell>
          <table:covered-table-cell/>
          <table:table-cell table:style-name="表5.B2" office:value-type="string">
            <text:p text:style-name="P3">build url 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20200826_114239[eap-2.id-1].[AUDJPY-5].dir</text:span>&amp;param_Fname_File_Tickets_Data=<text:span text:style-name="T2">[ea-4_tester-1].(20200826_114239).(tickets-data).log</text:span>&amp;param_Fname_File_Statement=<text:span text:style-name="T14">DetailedStatement.[a-j,M5].[id=20117143].[20200830_103617].htm</text:span><text:span text:style-name="T12">&amp;param_Dpath_File_Statement=C:\Users\iwabuchiken</text:span><text:soft-page-break/><text:span text:style-name="T12">\AppData\Roaming\MetaQuotes\Terminal\34B08C83A5AAE27A4079DE708E60511E\MQL4\Files\Logs</text:span><text:span text:style-name="T19">\20200826_114239[eap-2.id-1].[AUDJPY-5].dir</text:span><text:span text:style-name="T12"> </text:span>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3"><text:s/>==&gt; access</text:p>
          </table:table-cell>
        </table:table-row>
        <table:table-row>
          <table:table-cell table:style-name="表5.A2" table:number-columns-spanned="2" office:value-type="string">
            <text:p text:style-name="P3"/>
          </table:table-cell>
          <table:covered-table-cell/>
          <table:table-cell table:style-name="表5.B2" office:value-type="string">
            <text:p text:style-name="P3"><text:span text:style-name="T8">#_ </text:span>file ==&gt; gen-ed</text:p>
            <text:p text:style-name="P3">C:\Users\iwabuchiken\AppData\Roaming\MetaQuotes\Terminal\34B08C83A5AAE27A4079DE708E60511E\MQL4\Files\Logs\20200826_114239[eap-2.id-1].[AUDJPY-5].dir\[ea-4_tester-1].(20200507_140530).(combined-data).(20200830_104941_565793).dat</text:p>
          </table:table-cell>
        </table:table-row>
        <table:table-row>
          <table:table-cell table:style-name="表5.A2" table:number-columns-spanned="2" office:value-type="string">
            <text:p text:style-name="P3"/>
          </table:table-cell>
          <table:covered-table-cell/>
          <table:table-cell table:style-name="表5.B2" office:value-type="string">
            <text:p text:style-name="P3"/>
          </table:table-cell>
        </table:table-row>
      </table:table>
      <text:p text:style-name="P44"/>
      <text:list xml:id="list3779192657116004863" text:style-name="L3">
        <text:list-item>
          <text:p text:style-name="P46">sheet ==&gt; gen 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rows-spanned="4" office:value-type="string">
            <text:p text:style-name="P9"/>
          </table:table-cell>
          <table:table-cell table:style-name="表7.B1" table:number-rows-spanned="4" office:value-type="string">
            <text:p text:style-name="P10">file</text:p>
          </table:table-cell>
          <table:table-cell table:style-name="表7.C1" office:value-type="string">
            <text:p text:style-name="P10">open ==&gt; odt file</text:p>
            <text:p text:style-name="P10">C:\WORKS_2\WS\WS_Others.JVEMV6\JVEMV6\44_currency\10_prog-php\2_tester\log_JVE_44_6_2.[session-XXX~].ods</text:p>
            <text:p text:style-name="P11">“C:\WORKS_2\WS\WS_Others.JVEMV6\JVEMV6\44_currency\10_prog-php\2_tester\log_JVE_44_6_2.[session-2~].ods”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DUP sheet ==&gt; “<text:span text:style-name="T15">2</text:span>”</text:p>
            <text:p text:style-name="P10">M – e &gt; e &gt; s &gt; a &gt; M – c &gt; Ret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rename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<text:span text:style-name="T9">#_ </text:span>move to ==&gt; any suitable location</text:p>
          </table:table-cell>
        </table:table-row>
        <table:table-row>
          <table:table-cell table:style-name="表7.A5" office:value-type="string">
            <text:p text:style-name="P9"/>
          </table:table-cell>
          <table:table-cell table:style-name="表7.A5" table:number-rows-spanned="2" office:value-type="string">
            <text:p text:style-name="P10">sheet</text:p>
          </table:table-cell>
          <table:table-cell table:style-name="表7.C2" office:value-type="string">
            <text:p text:style-name="P10">delete ==&gt; data area </text:p>
          </table:table-cell>
        </table:table-row>
        <table:table-row>
          <table:table-cell table:style-name="表7.A5" office:value-type="string">
            <text:p text:style-name="P9"/>
          </table:table-cell>
          <table:covered-table-cell/>
          <table:table-cell table:style-name="表7.C2" office:value-type="string">
            <text:p text:style-name="P10">C/P ==&gt; data from gen-ed file </text:p>
          </table:table-cell>
        </table:table-row>
      </table:table>
      <text:p text:style-name="P13"/>
      <text:list xml:id="list2026966303137653627" text:style-name="L4">
        <text:list-item>
          <text:p text:style-name="P19">TASK-1.3 : sheet ==&gt; edit </text:p>
          <text:list>
            <text:list-item>
              <text:p text:style-name="P19">edit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8"/>
          </table:table-cell>
          <table:table-cell table:style-name="表8.B1" office:value-type="string">
            <text:p text:style-name="P14"><text:span text:style-name="T11">#_ </text:span>sort : “profit” ~~&gt; “BB-loc.-1” (DF → CU)</text:p>
            <text:p text:style-name="P14"><text:soft-page-break/>M – d &gt; s</text:p>
          </table:table-cell>
        </table:table-row>
        <table:table-row>
          <table:table-cell table:style-name="表8.A2" office:value-type="string">
            <text:p text:style-name="P8"/>
          </table:table-cell>
          <table:table-cell table:style-name="表8.B2" office:value-type="string">
            <text:p text:style-name="P14">hide : cols ==&gt; CV ~ DE </text:p>
          </table:table-cell>
        </table:table-row>
        <table:table-row>
          <table:table-cell table:style-name="表8.A2" office:value-type="string">
            <text:p text:style-name="P8"/>
          </table:table-cell>
          <table:table-cell table:style-name="表8.B2" office:value-type="string">
            <text:p text:style-name="P14">addressing ==&gt; total, gain, loss</text:p>
            <text:p text:style-name="P14">DH4, DH5, DG6, </text:p>
          </table:table-cell>
        </table:table-row>
        <table:table-row>
          <table:table-cell table:style-name="表8.A2" office:value-type="string">
            <text:p text:style-name="P8"/>
          </table:table-cell>
          <table:table-cell table:style-name="表8.B2" office:value-type="string">
            <text:p text:style-name="P14">addressing ==&gt; BB.loc</text:p>
            <text:list xml:id="list3671593790875748464" text:style-name="L5">
              <text:list-item>
                <text:p text:style-name="P25">“current”, “prev” ==&gt; C/P</text:p>
              </text:list-item>
              <text:list-item>
                <text:p text:style-name="P25">“数式” ==&gt; M – t &gt; q &gt; M – f &gt; Ret</text:p>
              </text:list-item>
              <text:list-item>
                <text:p text:style-name="P25">replace</text:p>
                <text:list>
                  <text:list-item>
                    <text:p text:style-name="P25">DH11 → DH8 / DH12 → DH9 / DG13 → DG10</text:p>
                  </text:list-item>
                </text:list>
              </text:list-item>
              <text:list-item>
                <text:p text:style-name="P25">“数式” ==&gt; M – t &gt; q &gt; M – f &gt; Ret</text:p>
              </text:list-item>
            </text:list>
          </table:table-cell>
        </table:table-row>
        <table:table-row>
          <table:table-cell table:style-name="表8.A2" office:value-type="string">
            <text:p text:style-name="P8"/>
          </table:table-cell>
          <table:table-cell table:style-name="表8.B2" office:value-type="string">
            <text:p text:style-name="P12"/>
          </table:table-cell>
        </table:table-row>
      </table:table>
      <text:list xml:id="list32235421" text:continue-list="list2026966303137653627" text:style-name="L4">
        <text:list-item>
          <text:list>
            <text:list-item>
              <text:p text:style-name="P26">result</text:p>
            </text:list-item>
            <text:list-item>
              <text:p text:style-name="P26"><draw:frame draw:style-name="fr2" draw:name="オブジェクト2" text:anchor-type="paragraph" svg:x="2.341cm" svg:y="-0.025cm" svg:width="10.321cm" svg:height="5.805cm" draw:z-index="1"><draw:object xlink:href="./Object 2" xlink:type="simple" xlink:show="embed" xlink:actuate="onLoad"/><draw:image xlink:href="./ObjectReplacements/Object 2" xlink:type="simple" xlink:show="embed" xlink:actuate="onLoad"/></draw:frame>analysis</text:p>
              <text:list>
                <text:list-item>
                  <text:p text:style-name="P26">sort ==&gt; BB-loc : 1 ~ 3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8"/>
          </table:table-cell>
          <table:table-cell table:style-name="表6.B1" office:value-type="string">
            <text:p text:style-name="P14">M – d &gt; s</text:p>
            <text:p text:style-name="P14">CU – CT - CS</text:p>
          </table:table-cell>
        </table:table-row>
        <table:table-row>
          <table:table-cell table:style-name="表6.A2" office:value-type="string">
            <text:p text:style-name="P8"/>
          </table:table-cell>
          <table:table-cell table:style-name="表6.B2" office:value-type="string">
            <text:p text:style-name="P14"/>
          </table:table-cell>
        </table:table-row>
      </table:table>
      <text:list xml:id="list32240312" text:continue-numbering="true" text:style-name="L4">
        <text:list-item>
          <text:list>
            <text:list-item>
              <text:p text:style-name="P26">OBS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8"/>
          </table:table-cell>
          <table:table-cell table:style-name="表10.B1" office:value-type="string">
            <text:p text:style-name="P14">8/26 5:50 ~ 10:00 ==&gt; トレンドは、フラット。しかし、loss で終わっているもの、ある。BB.5から始めていても。</text:p>
          </table:table-cell>
        </table:table-row>
        <text:soft-page-break/>
        <table:table-row>
          <table:table-cell table:style-name="表10.A2" office:value-type="string">
            <text:p text:style-name="P8"/>
          </table:table-cell>
          <table:table-cell table:style-name="表10.B2" office:value-type="string">
            <text:p text:style-name="P14">BB.5から上がり始めていても、各 bar が小刻みなら（e.g. 1 pip) ==&gt; 6本後ぐらいで、ドンと落ちるか？(8/26, 6:55)</text:p>
          </table:table-cell>
        </table:table-row>
      </table:table>
      <text:list xml:id="list32233745" text:continue-numbering="true" text:style-name="L4">
        <text:list-item>
          <text:list>
            <text:list-item>
              <text:p text:style-name="P26">THOUGHTS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8"/>
          </table:table-cell>
          <table:table-cell table:style-name="表11.B1" office:value-type="string">
            <text:p text:style-name="P14">trade result のデータ　=&gt;　ほぐしていこう。毎回、observe して、気づいたことを、記録する。記録を見返す。</text:p>
          </table:table-cell>
        </table:table-row>
      </table:table>
      <text:list xml:id="list32253372" text:continue-numbering="true" text:style-name="L4">
        <text:list-item>
          <text:list>
            <text:list-item>
              <text:p text:style-name="P26"/>
            </text:list-item>
          </text:list>
        </text:list-item>
      </text:list>
      <text:p text:style-name="P14"/>
      <text:p text:style-name="P12"/>
      <text:p text:style-name="P13"><text:span text:style-name="T18">6.2.4_4.1</text:span>---------------------------------------------------------------------------</text:p>
      <text:p text:style-name="P33">[5] res free# JVEMV6 44#6.2_X / 44. currency / 6. obs / 2. demo result data / 20200831_111124</text:p>
      <text:p text:style-name="P43"/>
      <text:p text:style-name="P32">#_ 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table:number-columns-spanned="3" office:value-type="string">
            <text:p text:style-name="P16">DESKTOP </text:p>
          </table:table-cell>
          <table:covered-table-cell/>
          <table:covered-table-cell/>
        </table:table-row>
        <table:table-row>
          <table:table-cell table:style-name="表12.A2" office:value-type="string">
            <text:p text:style-name="P3"/>
          </table:table-cell>
          <table:table-cell table:style-name="表12.B2" table:number-columns-spanned="2" office:value-type="string">
            <text:p text:style-name="P3">card ==&gt; out</text:p>
          </table:table-cell>
          <table:covered-table-cell/>
        </table:table-row>
        <table:table-row>
          <table:table-cell table:style-name="表12.B2" table:number-columns-spanned="3" office:value-type="string">
            <text:p text:style-name="P16">NOTE</text:p>
          </table:table-cell>
          <table:covered-table-cell/>
          <table:covered-table-cell/>
        </table:table-row>
        <table:table-row>
          <table:table-cell table:style-name="表12.A2" table:number-columns-spanned="2" office:value-type="string">
            <text:p text:style-name="P3"/>
          </table:table-cell>
          <table:covered-table-cell/>
          <table:table-cell table:style-name="表12.B2" office:value-type="string">
            <text:p text:style-name="P3">card ==&gt; insert</text:p>
          </table:table-cell>
        </table:table-row>
        <table:table-row>
          <table:table-cell table:style-name="表12.A2" table:number-columns-spanned="2" office:value-type="string">
            <text:p text:style-name="P3"/>
          </table:table-cell>
          <table:covered-table-cell/>
          <table:table-cell table:style-name="表12.B2" office:value-type="string">
            <text:p text:style-name="P3">Copy : statemet file</text:p>
            <text:p text:style-name="P3">to : C:\Users\user\AppData\Roaming\MetaQuotes\Terminal\5D28BD404C024725A623256D5EEF0486\MQL4\Files\Report_Trades</text:p>
          </table:table-cell>
        </table:table-row>
        <table:table-row>
          <table:table-cell table:style-name="表12.A2" table:number-columns-spanned="2" office:value-type="string">
            <text:p text:style-name="P3">#</text:p>
          </table:table-cell>
          <table:covered-table-cell/>
          <table:table-cell table:style-name="表12.B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2.A2" table:number-columns-spanned="2" office:value-type="string">
            <text:p text:style-name="P3"/>
          </table:table-cell>
          <table:covered-table-cell/>
          <table:table-cell table:style-name="表12.B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</table:table-row>
        <table:table-row>
          <table:table-cell table:style-name="表12.A2" table:number-columns-spanned="2" office:value-type="string">
            <text:p text:style-name="P3"/>
          </table:table-cell>
          <table:covered-table-cell/>
          <table:table-cell table:style-name="表12.B2" office:value-type="string">
            <text:p text:style-name="P3">Sdcard ==&gt; take out from : note-pc </text:p>
          </table:table-cell>
        </table:table-row>
        <table:table-row>
          <table:table-cell table:style-name="表12.B2" table:number-columns-spanned="3" office:value-type="string">
            <text:p text:style-name="P16">DESKTOP </text:p>
          </table:table-cell>
          <table:covered-table-cell/>
          <table:covered-table-cell/>
        </table:table-row>
        <text:soft-page-break/>
        <table:table-row>
          <table:table-cell table:style-name="表12.A2" table:number-columns-spanned="2" office:value-type="string">
            <text:p text:style-name="P3"/>
          </table:table-cell>
          <table:covered-table-cell/>
          <table:table-cell table:style-name="表12.B2" office:value-type="string">
            <text:p text:style-name="P3">Sdcard ==&gt; into : desktop</text:p>
          </table:table-cell>
        </table:table-row>
        <table:table-row>
          <table:table-cell table:style-name="表12.A2" table:number-rows-spanned="3" table:number-columns-spanned="2" office:value-type="string">
            <text:p text:style-name="P3"/>
          </table:table-cell>
          <table:covered-table-cell/>
          <table:table-cell table:style-name="表12.B2" office:value-type="string">
            <text:p text:style-name="P3">copied files ==&gt; copy to desktop </text:p>
            <text:p text:style-name="P3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3">log files : </text:p>
            <text:p text:style-name="P3">from : E:\fx\20200XXX[eap-2.id-1].[XXX-XX].dir</text:p>
            <text:p text:style-name="P6">20200828_083759[eap-2.id-1].[AUDJPY-5].dir</text:p>
            <text:p text:style-name="P6">20200827_050324[eap-2.id-1].[AUDJPY-5].dir</text:p>
            <text:p text:style-name="P6">20200826_114239[eap-2.id-1].[AUDJPY-5].dir</text:p>
            <text:p text:style-name="P3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12.C13" office:value-type="string">
            <text:p text:style-name="P3">statement file <text:s/></text:p>
            <text:p text:style-name="P3">from : E:\fx\DetailedStatement.(2020XXXX_XXXX).*</text:p>
            <text:p text:style-name="P7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</table:table-row>
        <table:table-row>
          <table:table-cell table:style-name="表12.A2" table:number-rows-spanned="3" table:number-columns-spanned="2" office:value-type="string">
            <text:p text:style-name="P3"/>
          </table:table-cell>
          <table:covered-table-cell/>
          <table:table-cell table:style-name="表12.B2" office:value-type="string">
            <text:p text:style-name="P3">build url 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3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20200827_050324[eap-2.id-1].[AUDJPY-5].dir</text:span>&amp;param_Fname_File_Tickets_Data=<text:span text:style-name="T2">[ea-4_tester-1].(20200827_050324).(tickets-data).log</text:span>&amp;param_Fname_File_Statement=<text:span text:style-name="T14">DetailedStatement.[a-j,M5].[id=20117143].[20200826_143940].htm</text:span><text:span text:style-name="T12">&amp;param_Dpath_File_Statement=C:\Users\iwabuchiken\AppData\Roaming\MetaQuotes\Terminal\34B08C83A5AAE27A4079DE708E60511E\MQL4\Files\Logs</text:span><text:span text:style-name="T19">\20200827_050324[eap-2.id-1].[AUDJPY-5].dir</text:span><text:span text:style-name="T12"> </text:span>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3"><text:s/>==&gt; access</text:p>
          </table:table-cell>
        </table:table-row>
        <table:table-row>
          <table:table-cell table:style-name="表12.A2" table:number-rows-spanned="2" table:number-columns-spanned="2" office:value-type="string">
            <text:p text:style-name="Standard"/>
          </table:table-cell>
          <table:covered-table-cell/>
          <table:table-cell table:style-name="表12.B2" office:value-type="string">
            <text:p text:style-name="P3">template (url)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&lt;XXX.dir&gt;</text:span>&amp;param_Fname_File_Tickets_Data=<text:span text:style-name="T2">&lt;XXX.(tickets-data).log&gt;</text:span>&amp;param_Fname_File_Statement=<text:span text:style-name="T14">&lt;DetailedStatement.XXX.htm&gt;</text:span><text:span text:style-name="T12">&amp;param_Dpath_File_Statement=C:\Users\iwabuchiken\AppData\Roaming\MetaQuotes\Terminal\34B08C83A5AAE27A4079DE708E60511E\MQL4\Files\Logs</text:span><text:span text:style-name="T19">\&lt;XXX.dir&gt;</text:span><text:span text:style-name="T12"> </text:span></text:p>
          </table:table-cell>
        </table:table-row>
        <table:table-row>
          <table:table-cell table:style-name="表12.A2" table:number-columns-spanned="2" office:value-type="string">
            <text:p text:style-name="P3"/>
          </table:table-cell>
          <table:covered-table-cell/>
          <table:table-cell table:style-name="表12.B2" office:value-type="string">
            <text:p text:style-name="P3">file ==&gt; gen-ed</text:p>
            <text:p text:style-name="P3"><text:soft-page-break/>C:\Users\iwabuchiken\AppData\Roaming\MetaQuotes\Terminal\34B08C83A5AAE27A4079DE708E60511E\MQL4\Files\Logs\20200827_050324[eap-2.id-1].[AUDJPY-5].dir\[ea-4_tester-1].(20200507_140530).(combined-data).(20200831_111942_772880).dat</text:p>
          </table:table-cell>
        </table:table-row>
      </table:table>
      <text:p text:style-name="P44"/>
      <text:list xml:id="list32236676" text:continue-list="list3779192657116004863" text:style-name="L3">
        <text:list-item>
          <text:p text:style-name="P46">sheet ==&gt; gen 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table:number-rows-spanned="4" office:value-type="string">
            <text:p text:style-name="P9"/>
          </table:table-cell>
          <table:table-cell table:style-name="表13.B1" table:number-rows-spanned="4" office:value-type="string">
            <text:p text:style-name="P10">file</text:p>
          </table:table-cell>
          <table:table-cell table:style-name="表13.C1" office:value-type="string">
            <text:p text:style-name="P10">open ==&gt; odt file</text:p>
            <text:p text:style-name="P10">C:\WORKS_2\WS\WS_Others.JVEMV6\JVEMV6\44_currency\10_prog-php\2_tester\log_JVE_44_6_2.[session-XXX~].ods</text:p>
            <text:p text:style-name="P11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10">DUP sheet ==&gt; “<text:span text:style-name="T15">3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10">rename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10">move to ==&gt; any suitable location</text:p>
          </table:table-cell>
        </table:table-row>
        <table:table-row>
          <table:table-cell table:style-name="表13.A5" office:value-type="string">
            <text:p text:style-name="P9"/>
          </table:table-cell>
          <table:table-cell table:style-name="表13.A5" table:number-rows-spanned="2" office:value-type="string">
            <text:p text:style-name="P10">sheet</text:p>
          </table:table-cell>
          <table:table-cell table:style-name="表13.C2" office:value-type="string">
            <text:p text:style-name="P10">delete ==&gt; data area </text:p>
          </table:table-cell>
        </table:table-row>
        <table:table-row>
          <table:table-cell table:style-name="表13.A5" office:value-type="string">
            <text:p text:style-name="P9"/>
          </table:table-cell>
          <table:covered-table-cell/>
          <table:table-cell table:style-name="表13.C2" office:value-type="string">
            <text:p text:style-name="P10">C/P ==&gt; data from gen-ed file </text:p>
          </table:table-cell>
        </table:table-row>
      </table:table>
      <text:p text:style-name="P13"/>
      <text:list xml:id="list784330543198126434" text:style-name="L6">
        <text:list-item>
          <text:p text:style-name="P20">TASK-1.3 : sheet ==&gt; edit </text:p>
          <text:list>
            <text:list-item>
              <text:p text:style-name="P20">edit 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8"/>
          </table:table-cell>
          <table:table-cell table:style-name="表14.B1" office:value-type="string">
            <text:p text:style-name="P14">sort : “profit” ~~&gt; “BB-loc.-1” (DF → CU)</text:p>
            <text:p text:style-name="P14">M – d &gt; s</text:p>
          </table:table-cell>
        </table:table-row>
        <table:table-row>
          <table:table-cell table:style-name="表14.A2" office:value-type="string">
            <text:p text:style-name="P8"/>
          </table:table-cell>
          <table:table-cell table:style-name="表14.B2" office:value-type="string">
            <text:p text:style-name="P14">hide : cols ==&gt; CV ~ DE </text:p>
          </table:table-cell>
        </table:table-row>
        <table:table-row>
          <table:table-cell table:style-name="表14.A2" office:value-type="string">
            <text:p text:style-name="P32">#_ </text:p>
          </table:table-cell>
          <table:table-cell table:style-name="表14.B2" office:value-type="string">
            <text:p text:style-name="P14">addressing ==&gt; total, gain, loss</text:p>
            <text:p text:style-name="P14">DH4, DH5, DG6, </text:p>
          </table:table-cell>
        </table:table-row>
        <table:table-row>
          <table:table-cell table:style-name="表14.A2" office:value-type="string">
            <text:p text:style-name="P8"/>
          </table:table-cell>
          <table:table-cell table:style-name="表14.B2" office:value-type="string">
            <text:p text:style-name="P14"><text:soft-page-break/>addressing ==&gt; BB.loc </text:p>
            <text:list xml:id="list2850499812479467495" text:style-name="L7">
              <text:list-item>
                <text:p text:style-name="P27">“current”, “prev” ==&gt; C/P</text:p>
              </text:list-item>
              <text:list-item>
                <text:p text:style-name="P27">“数式” ==&gt; M – t &gt; q &gt; M – f &gt; Ret</text:p>
              </text:list-item>
              <text:list-item>
                <text:p text:style-name="P27">replace</text:p>
                <text:list>
                  <text:list-item>
                    <text:p text:style-name="P27"><text:span text:style-name="T11">#_ </text:span>DH11 → DH8</text:p>
                  </text:list-item>
                  <text:list-item>
                    <text:p text:style-name="P27"><text:span text:style-name="T11">#_ </text:span>DH12 → DH9</text:p>
                  </text:list-item>
                  <text:list-item>
                    <text:p text:style-name="P27">DG13 → DG10</text:p>
                  </text:list-item>
                </text:list>
              </text:list-item>
              <text:list-item>
                <text:p text:style-name="P27">“数式” ==&gt; M – t &gt; q &gt; M – f &gt; Ret</text:p>
              </text:list-item>
            </text:list>
          </table:table-cell>
        </table:table-row>
        <table:table-row>
          <table:table-cell table:style-name="表14.A2" office:value-type="string">
            <text:p text:style-name="P8"/>
          </table:table-cell>
          <table:table-cell table:style-name="表14.B2" office:value-type="string">
            <text:p text:style-name="P12"/>
          </table:table-cell>
        </table:table-row>
      </table:table>
      <text:list xml:id="list32247310" text:continue-list="list784330543198126434" text:style-name="L6">
        <text:list-item>
          <text:list>
            <text:list-item>
              <text:p text:style-name="P28">result</text:p>
            </text:list-item>
          </text:list>
        </text:list-item>
      </text:list>
      <text:p text:style-name="P14"><draw:frame draw:style-name="fr2" draw:name="オブジェクト3" text:anchor-type="paragraph" svg:x="2.23cm" svg:y="0cm" svg:width="8.543cm" svg:height="4.77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4"/>
      <text:p text:style-name="P14">20200827_181903[eap-2.id-1].[AUDJPY-5].dir</text:p>
      <text:p text:style-name="P14"><text:span text:style-name="T16"/></text:p>
      <text:p text:style-name="P32">#_ 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table:number-columns-spanned="3" office:value-type="string">
            <text:p text:style-name="P16">DESKTOP </text:p>
          </table:table-cell>
          <table:covered-table-cell/>
          <table:covered-table-cell/>
        </table:table-row>
        <table:table-row>
          <table:table-cell table:style-name="表15.A2" office:value-type="string">
            <text:p text:style-name="P3"/>
          </table:table-cell>
          <table:table-cell table:style-name="表15.B2" table:number-columns-spanned="2" office:value-type="string">
            <text:p text:style-name="P3">card ==&gt; out</text:p>
          </table:table-cell>
          <table:covered-table-cell/>
        </table:table-row>
        <table:table-row>
          <table:table-cell table:style-name="表15.B2" table:number-columns-spanned="3" office:value-type="string">
            <text:p text:style-name="P16">NOTE</text:p>
          </table:table-cell>
          <table:covered-table-cell/>
          <table:covered-table-cell/>
        </table:table-row>
        <table:table-row>
          <table:table-cell table:style-name="表15.A2" table:number-columns-spanned="2" office:value-type="string">
            <text:p text:style-name="P3"/>
          </table:table-cell>
          <table:covered-table-cell/>
          <table:table-cell table:style-name="表15.B2" office:value-type="string">
            <text:p text:style-name="P3">card ==&gt; insert</text:p>
          </table:table-cell>
        </table:table-row>
        <table:table-row>
          <table:table-cell table:style-name="表15.A2" table:number-columns-spanned="2" office:value-type="string">
            <text:p text:style-name="P3"/>
          </table:table-cell>
          <table:covered-table-cell/>
          <table:table-cell table:style-name="表15.B2" office:value-type="string">
            <text:p text:style-name="P3">Copy : statemet file</text:p>
            <text:p text:style-name="P3"><text:soft-page-break/>to : C:\Users\user\AppData\Roaming\MetaQuotes\Terminal\5D28BD404C024725A623256D5EEF0486\MQL4\Files\Report_Trades</text:p>
          </table:table-cell>
        </table:table-row>
        <table:table-row>
          <table:table-cell table:style-name="表15.A2" table:number-columns-spanned="2" office:value-type="string">
            <text:p text:style-name="P3">#</text:p>
          </table:table-cell>
          <table:covered-table-cell/>
          <table:table-cell table:style-name="表15.B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5.A2" table:number-columns-spanned="2" office:value-type="string">
            <text:p text:style-name="P3"/>
          </table:table-cell>
          <table:covered-table-cell/>
          <table:table-cell table:style-name="表15.B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</table:table-row>
        <table:table-row>
          <table:table-cell table:style-name="表15.A2" table:number-columns-spanned="2" office:value-type="string">
            <text:p text:style-name="P3"/>
          </table:table-cell>
          <table:covered-table-cell/>
          <table:table-cell table:style-name="表15.B2" office:value-type="string">
            <text:p text:style-name="P3">Sdcard ==&gt; take out from : note-pc </text:p>
          </table:table-cell>
        </table:table-row>
        <table:table-row>
          <table:table-cell table:style-name="表15.B2" table:number-columns-spanned="3" office:value-type="string">
            <text:p text:style-name="P16">DESKTOP </text:p>
          </table:table-cell>
          <table:covered-table-cell/>
          <table:covered-table-cell/>
        </table:table-row>
        <table:table-row>
          <table:table-cell table:style-name="表15.A2" table:number-columns-spanned="2" office:value-type="string">
            <text:p text:style-name="P3"/>
          </table:table-cell>
          <table:covered-table-cell/>
          <table:table-cell table:style-name="表15.B2" office:value-type="string">
            <text:p text:style-name="P3">Sdcard ==&gt; into : desktop</text:p>
          </table:table-cell>
        </table:table-row>
        <table:table-row>
          <table:table-cell table:style-name="表15.A2" table:number-rows-spanned="3" table:number-columns-spanned="2" office:value-type="string">
            <text:p text:style-name="P3"/>
          </table:table-cell>
          <table:covered-table-cell/>
          <table:table-cell table:style-name="表15.B2" office:value-type="string">
            <text:p text:style-name="P3">copied files ==&gt; copy to desktop </text:p>
            <text:p text:style-name="P3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3">log files : </text:p>
            <text:p text:style-name="P3">from : E:\fx\20200XXX[eap-2.id-1].[XXX-XX].dir</text:p>
            <text:p text:style-name="P6">20200828_083759[eap-2.id-1].[AUDJPY-5].dir</text:p>
            <text:p text:style-name="P6">20200827_050324[eap-2.id-1].[AUDJPY-5].dir</text:p>
            <text:p text:style-name="P6">20200826_114239[eap-2.id-1].[AUDJPY-5].dir</text:p>
            <text:p text:style-name="P3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15.C13" office:value-type="string">
            <text:p text:style-name="P3">statement file <text:s/></text:p>
            <text:p text:style-name="P3">from : E:\fx\DetailedStatement.(2020XXXX_XXXX).*</text:p>
            <text:p text:style-name="P7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</table:table-row>
        <table:table-row>
          <table:table-cell table:style-name="表15.A2" table:number-rows-spanned="3" table:number-columns-spanned="2" office:value-type="string">
            <text:p text:style-name="P3"/>
          </table:table-cell>
          <table:covered-table-cell/>
          <table:table-cell table:style-name="表15.B2" office:value-type="string">
            <text:p text:style-name="P3">build url 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20200827_181903[eap-2.id-1].[AUDJPY-5].dir</text:span>&amp;param_Fname_File_Tickets_Data=<text:span text:style-name="T2">[ea-6_tester-1].(20200827_181903).(tickets-data).log</text:span>&amp;param_Fname_File_Statement=<text:span text:style-name="T14">DetailedStatement.[a-j,M5].[id=20116358].[20200828_000142].htm</text:span><text:span text:style-name="T12">&amp;param_Dpath_File_Statement=C:\Users\iwabuchiken\AppData\Roaming\MetaQuotes\Terminal\34B08C83A5AAE27A4079DE708E60511E\MQL4\Files\Logs</text:span><text:span text:style-name="T19">\20200827_181903[eap-2.id-1].[AUDJPY-5].dir</text:span><text:span text:style-name="T12"> </text:span>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3"><text:s/>==&gt; access</text:p>
          </table:table-cell>
        </table:table-row>
        <table:table-row>
          <table:table-cell table:style-name="表15.A2" table:number-rows-spanned="2" table:number-columns-spanned="2" office:value-type="string">
            <text:p text:style-name="Standard"/>
          </table:table-cell>
          <table:covered-table-cell/>
          <table:table-cell table:style-name="表15.B2" office:value-type="string">
            <text:p text:style-name="P3">template (url)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&lt;XXX.dir&gt;</text:span>&amp;param_Fname_File_Tickets_Data=<text:span text:style-name="T2">&lt;XXX.(tickets-data).log&gt;</text:span>&amp;param_Fname_File_Statement=<text:span text:style-name="T14">&lt;DetailedStatement.XXX.htm&gt;</text:span><text:span text:style-name="T12">&amp;param_Dpath_File_Statement=C:\Users\iwabuchiken\AppData\Roaming\MetaQuotes\Terminal\34B08C83A5AAE27A4079DE708E60511E\MQL4\Files\Logs</text:span><text:span text:style-name="T19">\&lt;XXX.dir&gt;</text:span><text:span text:style-name="T12"> </text:span></text:p>
          </table:table-cell>
        </table:table-row>
        <table:table-row>
          <table:table-cell table:style-name="表15.A2" table:number-rows-spanned="2" table:number-columns-spanned="2" office:value-type="string">
            <text:p text:style-name="P3"/>
          </table:table-cell>
          <table:covered-table-cell/>
          <table:table-cell table:style-name="表15.B2" office:value-type="string">
            <text:p text:style-name="P3">file ==&gt; gen-ed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3">"<text:span text:style-name="T1">C:\Users\iwabuchiken\AppData\Roaming\MetaQuotes\Terminal\34B08C83A5AAE27A4079DE708E60511E\MQL4\Files\Logs\20200827_181903[eap-2.id-1].[AUDJPY-5].dir\[ea-4_tester-1].(20200507_140530).(combined-data).(20200831_113932_111119).dat</text:span>"</text:p>
          </table:table-cell>
        </table:table-row>
        <table:table-row>
          <table:table-cell table:style-name="表15.A2" table:number-columns-spanned="2" office:value-type="string">
            <text:p text:style-name="P3"/>
          </table:table-cell>
          <table:covered-table-cell/>
          <table:table-cell table:style-name="表15.B2" office:value-type="string">
            <text:p text:style-name="P3"/>
          </table:table-cell>
        </table:table-row>
      </table:table>
      <text:p text:style-name="P44"/>
      <text:list xml:id="list32252762" text:continue-list="list32236676" text:style-name="L3">
        <text:list-item>
          <text:p text:style-name="P46">sheet ==&gt; gen 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table:number-rows-spanned="5" office:value-type="string">
            <text:p text:style-name="P9"/>
          </table:table-cell>
          <table:table-cell table:style-name="表16.B1" table:number-rows-spanned="5" office:value-type="string">
            <text:p text:style-name="P10">file</text:p>
          </table:table-cell>
          <table:table-cell table:style-name="表16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0">C:\WORKS_2\WS\WS_Others.JVEMV6\JVEMV6\44_currency\10_prog-php\2_tester\log_JVE_44_6_2.[session-XXX~].ods</text:p>
            <text:p text:style-name="P11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0">DUP sheet ==&gt; “<text:span text:style-name="T15">4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0">rename ===&gt; “<text:span text:style-name="T15">5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0">move to ==&gt; any suitable location</text:p>
          </table:table-cell>
        </table:table-row>
        <table:table-row>
          <table:table-cell table:style-name="表16.A2" office:value-type="string">
            <text:p text:style-name="P9"/>
          </table:table-cell>
          <table:table-cell table:style-name="表16.A2" table:number-rows-spanned="2" office:value-type="string">
            <text:p text:style-name="P10">shee<text:soft-page-break/>t</text:p>
          </table:table-cell>
          <table:table-cell table:style-name="表16.C2" office:value-type="string">
            <text:p text:style-name="P10">delete ==&gt; data area </text:p>
          </table:table-cell>
        </table:table-row>
        <table:table-row>
          <table:table-cell table:style-name="表16.A2" office:value-type="string">
            <text:p text:style-name="P9"/>
          </table:table-cell>
          <table:covered-table-cell/>
          <table:table-cell table:style-name="表16.C2" office:value-type="string">
            <text:p text:style-name="P10">C/P ==&gt; data from gen-ed file </text:p>
          </table:table-cell>
        </table:table-row>
      </table:table>
      <text:p text:style-name="P13"/>
      <text:list xml:id="list3904748884663736910" text:style-name="L11">
        <text:list-item>
          <text:p text:style-name="P22">PROBLEM </text:p>
          <text:list>
            <text:list-item>
              <text:p text:style-name="P22">==&gt; combined list → improper ::[20200831_114749</text:p>
            </text:list-item>
            <text:list-item>
              <text:p text:style-name="P22">TRY : review</text:p>
              <text:list>
                <text:list-item>
                  <text:p text:style-name="P22">url : http://localhost/Eclipse_Luna/Cake_IFM11/fx_utilities/util_3__Gen_Trading_Result_List?param_Dpath_File_Tickets_Data=C:\Users\iwabuchiken\AppData\Roaming\MetaQuotes\Terminal\34B08C83A5AAE27A4079DE708E60511E\MQL4\Files\Logs\20200827_181903[eap-2.id-1].[AUDJPY-5].dir&amp;param_Fname_File_Tickets_Data=[ea-6_tester-1].(20200827_181903).(tickets-data).log&amp;param_Fname_File_Statement=DetailedStatement.[a-j,M5].[id=20116358].[20200828_000142].htm&amp;param_Dpath_File_Statement=C:\Users\iwabuchiken\AppData\Roaming\MetaQuotes\Terminal\34B08C83A5AAE27A4079DE708E60511E\MQL4\Files\Logs\20200827_181903[eap-2.id-1].[AUDJPY-5].dir</text:p>
                </text:list-item>
                <text:list-item>
                  <text:p text:style-name="P22">file : tickets-data ==&gt; OK : [ea-6_tester-1].(20200827_181903).(tickets-data).log</text:p>
                </text:list-item>
                <text:list-item>
                  <text:p text:style-name="P22">file : statement : DetailedStatement.[a-j,M5].[id=20116358].[20200828_000142].htm ==&gt; OK</text:p>
                </text:list-item>
              </text:list>
            </text:list-item>
            <text:list-item>
              <text:p text:style-name="P22">FOUND</text:p>
              <text:list>
                <text:list-item>
                  <text:p text:style-name="P22">“FxUtilitiesController.php (line 260)” ==&gt; array length is → <text:soft-page-break/>85 (should be : 109)</text:p>
                </text:list-item>
              </text:list>
            </text:list-item>
            <text:list-item>
              <text:p text:style-name="P22">TRY-2 : code review ::[20200831_115323</text:p>
              <text:list>
                <text:list-item>
                  <text:p text:style-name="P22">start ==&gt; eclipse <text:span text:style-name="T17">@@@</text:span></text:p>
                </text:list-item>
                <text:list-item>
                  <text:p text:style-name="P22">==&gt; DROP</text:p>
                </text:list-item>
              </text:list>
            </text:list-item>
            <text:list-item>
              <text:p text:style-name="P22">FOUND</text:p>
              <text:list>
                <text:list-item>
                  <text:p text:style-name="P22">lib_ea_2.mqh // C:\Users\iwabuchiken\AppData\Roaming\MetaQuotes\Terminal\34B08C83A5AAE27A4079DE708E60511E\MQL4\Include\</text:p>
                  <text:list>
                    <text:list-item>
                      <text:p text:style-name="P22">“int <text:s text:c="3"/>numOf_Target_Prev_Bars” ==&gt; current : 9</text:p>
                    </text:list-item>
                  </text:list>
                </text:list-item>
                <text:list-item>
                  <text:p text:style-name="P22">TRY : → to “12”</text:p>
                </text:list-item>
              </text:list>
            </text:list-item>
          </text:list>
        </text:list-item>
      </text:list>
      <text:p text:style-name="P13"/>
      <text:list xml:id="list4126619390825660195" text:style-name="L9">
        <text:list-item>
          <text:p text:style-name="P21">TASK-1.3 : sheet ==&gt; edit </text:p>
          <text:list>
            <text:list-item>
              <text:p text:style-name="P21">edit 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8"/>
          </table:table-cell>
          <table:table-cell table:style-name="表17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17.A2" office:value-type="string">
            <text:p text:style-name="P8"/>
          </table:table-cell>
          <table:table-cell table:style-name="表17.B2" office:value-type="string">
            <text:p text:style-name="P14">hide : cols ==&gt; CV ~ DE </text:p>
          </table:table-cell>
        </table:table-row>
        <table:table-row>
          <table:table-cell table:style-name="表17.A2" office:value-type="string">
            <text:p text:style-name="P32"/>
          </table:table-cell>
          <table:table-cell table:style-name="表17.B2" office:value-type="string">
            <text:p text:style-name="P14">addressing ==&gt; total, gain, loss</text:p>
            <text:p text:style-name="P14">DH4, DH5, DG6, </text:p>
          </table:table-cell>
        </table:table-row>
        <table:table-row>
          <table:table-cell table:style-name="表17.A2" office:value-type="string">
            <text:p text:style-name="P8"/>
          </table:table-cell>
          <table:table-cell table:style-name="表17.B2" office:value-type="string">
            <text:p text:style-name="P14">addressing ==&gt; BB.loc </text:p>
            <text:list xml:id="list8943576735865263954" text:style-name="L10">
              <text:list-item>
                <text:p text:style-name="P29">“current”, “prev” ==&gt; C/P</text:p>
              </text:list-item>
              <text:list-item>
                <text:p text:style-name="P29">“数式” ==&gt; M – t &gt; q &gt; M – f &gt; Ret</text:p>
              </text:list-item>
              <text:list-item>
                <text:p text:style-name="P29">replace</text:p>
                <text:list>
                  <text:list-item>
                    <text:p text:style-name="P29">DH11 → DH8</text:p>
                  </text:list-item>
                  <text:list-item>
                    <text:p text:style-name="P29">DH12 → DH9</text:p>
                  </text:list-item>
                  <text:list-item>
                    <text:p text:style-name="P29">DG13 → DG10</text:p>
                  </text:list-item>
                </text:list>
              </text:list-item>
              <text:list-item>
                <text:p text:style-name="P29"><text:soft-page-break/>“数式” ==&gt; M – t &gt; q &gt; M – f &gt; Ret</text:p>
              </text:list-item>
            </text:list>
          </table:table-cell>
        </table:table-row>
        <table:table-row>
          <table:table-cell table:style-name="表17.A2" office:value-type="string">
            <text:p text:style-name="P8"/>
          </table:table-cell>
          <table:table-cell table:style-name="表17.B2" office:value-type="string">
            <text:p text:style-name="P12"/>
          </table:table-cell>
        </table:table-row>
      </table:table>
      <text:list xml:id="list32252809" text:continue-list="list4126619390825660195" text:style-name="L9">
        <text:list-item>
          <text:list>
            <text:list-item>
              <text:p text:style-name="P30">result</text:p>
            </text:list-item>
          </text:list>
        </text:list-item>
      </text:list>
      <text:p text:style-name="P1"/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eiryo" svg:font-family="Meiryo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8-31T12:02:29.65</dc:date>
    <dc:creator>iwabuchi ken</dc:creator>
    <meta:editing-duration>PT5H33M38S</meta:editing-duration>
    <meta:editing-cycles>63</meta:editing-cycles>
    <meta:generator>OpenOffice/4.1.3$Win32 OpenOffice.org_project/413m1$Build-9783</meta:generator>
    <meta:document-statistic meta:table-count="17" meta:image-count="0" meta:object-count="3" meta:page-count="17" meta:paragraph-count="312" meta:word-count="1291" meta:character-count="1547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 style:data-style-name="N11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2" table:style-name="ta1" table:print="false">
        <table:table-column table:style-name="co1" table:number-columns-repeated="118" table:default-cell-style-name="Default"/>
        <table:table-row table:style-name="ro1" table:number-rows-repeated="7">
          <table:table-cell table:number-columns-repeated="118"/>
        </table:table-row>
        <table:table-row table:style-name="ro2">
          <table:table-cell table:number-columns-repeated="113"/>
          <table:table-cell table:style-name="ce1" office:value-type="string">
            <text:p>loss ( &lt; -1,000)</text:p>
          </table:table-cell>
          <table:table-cell table:style-name="ce1"/>
          <table:table-cell table:style-name="ce1" office:value-type="string">
            <text:p>gain ( &gt; 100)</text:p>
          </table:table-cell>
          <table:table-cell table:style-name="ce1"/>
          <table:table-cell table:style-name="ce1" office:value-type="string">
            <text:p>gain / total</text:p>
          </table:table-cell>
        </table:table-row>
        <table:table-row table:style-name="ro2">
          <table:table-cell table:number-columns-repeated="113"/>
          <table:table-cell table:style-name="ce2" office:value-type="float" office:value="5">
            <text:p>5</text:p>
          </table:table-cell>
          <table:table-cell table:style-name="ce3" office:value-type="percentage" office:value="0.0833333333333333">
            <text:p>8.33%</text:p>
          </table:table-cell>
          <table:table-cell table:style-name="ce2" office:value-type="float" office:value="6">
            <text:p>6</text:p>
          </table:table-cell>
          <table:table-cell table:style-name="ce3" office:value-type="percentage" office:value="0.055045871559633">
            <text:p>5.50%</text:p>
          </table:table-cell>
          <table:table-cell table:style-name="ce3" table:formula="of:=[.DL9]/([.DL9]+[.DJ9])" office:value-type="percentage" office:value="0.545454545454545">
            <text:p>54.55%</text:p>
          </table:table-cell>
        </table:table-row>
        <table:table-row table:style-name="ro2">
          <table:table-cell table:number-columns-repeated="113"/>
          <table:table-cell table:style-name="ce2" office:value-type="float" office:value="20">
            <text:p>20</text:p>
          </table:table-cell>
          <table:table-cell table:style-name="ce3" office:value-type="percentage" office:value="0.333333333333333">
            <text:p>33.33%</text:p>
          </table:table-cell>
          <table:table-cell table:style-name="ce2" office:value-type="float" office:value="25">
            <text:p>25</text:p>
          </table:table-cell>
          <table:table-cell table:style-name="ce3" office:value-type="percentage" office:value="0.229357798165138">
            <text:p>22.94%</text:p>
          </table:table-cell>
          <table:table-cell table:style-name="ce3" table:formula="of:=[.DL10]/([.DL10]+[.DJ10])" office:value-type="percentage" office:value="0.555555555555556">
            <text:p>55.56%</text:p>
          </table:table-cell>
        </table:table-row>
        <table:table-row table:style-name="ro2">
          <table:table-cell table:number-columns-repeated="113"/>
          <table:table-cell table:style-name="ce2" office:value-type="float" office:value="15">
            <text:p>15</text:p>
          </table:table-cell>
          <table:table-cell table:style-name="ce3" office:value-type="percentage" office:value="0.25">
            <text:p>25.00%</text:p>
          </table:table-cell>
          <table:table-cell table:style-name="ce2" office:value-type="float" office:value="19">
            <text:p>19</text:p>
          </table:table-cell>
          <table:table-cell table:style-name="ce3" office:value-type="percentage" office:value="0.174311926605505">
            <text:p>17.43%</text:p>
          </table:table-cell>
          <table:table-cell table:style-name="ce3" table:formula="of:=[.DL11]/([.DL11]+[.DJ11])" office:value-type="percentage" office:value="0.558823529411765">
            <text:p>55.88%</text:p>
          </table:table-cell>
        </table:table-row>
        <table:table-row table:style-name="ro2">
          <table:table-cell table:number-columns-repeated="113"/>
          <table:table-cell table:style-name="ce2" office:value-type="float" office:value="13">
            <text:p>13</text:p>
          </table:table-cell>
          <table:table-cell table:style-name="ce3" office:value-type="percentage" office:value="0.216666666666667">
            <text:p>21.67%</text:p>
          </table:table-cell>
          <table:table-cell table:style-name="ce2" office:value-type="float" office:value="17">
            <text:p>17</text:p>
          </table:table-cell>
          <table:table-cell table:style-name="ce3" office:value-type="percentage" office:value="0.155963302752294">
            <text:p>15.60%</text:p>
          </table:table-cell>
          <table:table-cell table:style-name="ce3" table:formula="of:=[.DL12]/([.DL12]+[.DJ12])" office:value-type="percentage" office:value="0.566666666666667">
            <text:p>56.67%</text:p>
          </table:table-cell>
        </table:table-row>
        <table:table-row table:style-name="ro2">
          <table:table-cell table:number-columns-repeated="113"/>
          <table:table-cell table:style-name="ce2" office:value-type="float" office:value="6">
            <text:p>6</text:p>
          </table:table-cell>
          <table:table-cell table:style-name="ce3" office:value-type="percentage" office:value="0.1">
            <text:p>10.00%</text:p>
          </table:table-cell>
          <table:table-cell table:style-name="ce2" office:value-type="float" office:value="36">
            <text:p>36</text:p>
          </table:table-cell>
          <table:table-cell table:style-name="ce3" office:value-type="percentage" office:value="0.330275229357798">
            <text:p>33.03%</text:p>
          </table:table-cell>
          <table:table-cell table:style-name="ce3" table:formula="of:=[.DL13]/([.DL13]+[.DJ13])" office:value-type="percentage" office:value="0.857142857142857">
            <text:p>85.71%</text:p>
          </table:table-cell>
        </table:table-row>
        <table:table-row table:style-name="ro2">
          <table:table-cell table:number-columns-repeated="113"/>
          <table:table-cell table:style-name="ce2" office:value-type="float" office:value="1">
            <text:p>1</text:p>
          </table:table-cell>
          <table:table-cell table:style-name="ce3" office:value-type="percentage" office:value="0.0166666666666667">
            <text:p>1.67%</text:p>
          </table:table-cell>
          <table:table-cell table:style-name="ce2" office:value-type="float" office:value="6">
            <text:p>6</text:p>
          </table:table-cell>
          <table:table-cell table:style-name="ce3" office:value-type="percentage" office:value="0.055045871559633">
            <text:p>5.50%</text:p>
          </table:table-cell>
          <table:table-cell table:style-name="ce3" table:formula="of:=[.DL14]/([.DL14]+[.DJ14])" office:value-type="percentage" office:value="0.857142857142857">
            <text:p>85.71%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6">2020/08/26</text:date>, <text:time>16:17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32cm" svg:height="5.804cm" xlink:href="." xlink:type="simple" chart:class="chart:bar" chart:style-name="ch1">
        <chart:legend chart:legend-position="end" svg:x="7.898cm" svg:y="2.59cm" style:legend-expansion="high" chart:style-name="ch2"/>
        <chart:plot-area chart:style-name="ch3" chart:data-source-has-labels="both" svg:x="0.656cm" svg:y="0.599cm" svg:width="6.83cm" svg:height="4.669cm">
          <chartooo:coordinate-region svg:x="1.939cm" svg:y="0.811cm" svg:width="5.547cm" svg:height="4.24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1160">
                <text:p>-116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7800">
                <text:p>-78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2430">
                <text:p>-124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2050">
                <text:p>-205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42cm" svg:height="4.778cm" xlink:href="." xlink:type="simple" chart:class="chart:bar" chart:style-name="ch1">
        <chart:legend chart:legend-position="end" svg:x="6.12cm" svg:y="2.077cm" style:legend-expansion="high" chart:style-name="ch2"/>
        <chart:plot-area chart:style-name="ch3" chart:data-source-has-labels="both" svg:x="0.62cm" svg:y="0.515cm" svg:width="5.16cm" svg:height="3.748cm">
          <chartooo:coordinate-region svg:x="1.797cm" svg:y="0.727cm" svg:width="3.983cm" svg:height="2.86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8910">
                <text:p>89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300">
                <text:p>173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20">
                <text:p>7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